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_B [J/K]</text:p>
          </table:table-cell>
          <table:table-cell office:value-type="string" calcext:value-type="string">
            <text:p>m_p [Kg]</text:p>
          </table:table-cell>
          <table:table-cell office:value-type="string" calcext:value-type="string">
            <text:p>N_A [mol-1]</text:p>
          </table:table-cell>
          <table:table-cell table:number-columns-repeated="13"/>
        </table:table-row>
        <table:table-row table:style-name="ro1">
          <table:table-cell table:style-name="ce1" office:value-type="float" office:value="1.380649E-023" calcext:value-type="float">
            <text:p>1.38E-23</text:p>
          </table:table-cell>
          <table:table-cell table:style-name="ce1" office:value-type="float" office:value="1.66054E-027" calcext:value-type="float">
            <text:p>1.66E-27</text:p>
          </table:table-cell>
          <table:table-cell table:style-name="ce1" office:value-type="float" office:value="6.022E+023" calcext:value-type="float">
            <text:p>6.02E+23</text:p>
          </table:table-cell>
          <table:table-cell table:number-columns-repeated="13"/>
        </table:table-row>
        <table:table-row table:style-name="ro1">
          <table:table-cell table:formula="of:=+10^(-30)/[.A2]" office:value-type="float" office:value="0.0000000724297051603992" calcext:value-type="float">
            <text:p>7.24297051603992E-08</text:p>
          </table:table-cell>
          <table:table-cell table:number-columns-repeated="8"/>
          <table:table-cell office:value-type="string" calcext:value-type="string">
            <text:p>to be checked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ubstance</text:p>
          </table:table-cell>
          <table:table-cell office:value-type="string" calcext:value-type="string">
            <text:p>T_c [K]</text:p>
          </table:table-cell>
          <table:table-cell office:value-type="string" calcext:value-type="string">
            <text:p>P_c [Mpa]</text:p>
          </table:table-cell>
          <table:table-cell office:value-type="string" calcext:value-type="string">
            <text:p>m [au]</text:p>
          </table:table-cell>
          <table:table-cell office:value-type="string" calcext:value-type="string">
            <text:p>epsilon/k_B [K]</text:p>
          </table:table-cell>
          <table:table-cell office:value-type="string" calcext:value-type="string">
            <text:p>Sigma [pm]</text:p>
          </table:table-cell>
          <table:table-cell office:value-type="string" calcext:value-type="string">
            <text:p>T_c*</text:p>
          </table:table-cell>
          <table:table-cell office:value-type="string" calcext:value-type="string">
            <text:p>P_c*</text:p>
          </table:table-cell>
          <table:table-cell/>
          <table:table-cell office:value-type="string" calcext:value-type="string">
            <text:p>a [Jm3/mol2]</text:p>
          </table:table-cell>
          <table:table-cell office:value-type="string" calcext:value-type="string">
            <text:p>b [m3/mol]</text:p>
          </table:table-cell>
          <table:table-cell/>
          <table:table-cell office:value-type="string" calcext:value-type="string">
            <text:p>a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a*/b*</text:p>
          </table:table-cell>
          <table:table-cell office:value-type="string" calcext:value-type="string">
            <text:p>8a*/27b*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50.8" calcext:value-type="float">
            <text:p>150.8</text:p>
          </table:table-cell>
          <table:table-cell office:value-type="float" office:value="4.87" calcext:value-type="float">
            <text:p>4.87</text:p>
          </table:table-cell>
          <table:table-cell office:value-type="float" office:value="39.948" calcext:value-type="float">
            <text:p>39.948</text:p>
          </table:table-cell>
          <table:table-cell office:value-type="float" office:value="120" calcext:value-type="float">
            <text:p>120</text:p>
          </table:table-cell>
          <table:table-cell office:value-type="float" office:value="341" calcext:value-type="float">
            <text:p>341</text:p>
          </table:table-cell>
          <table:table-cell table:formula="of:=+[.B7]/[.E7]" office:value-type="float" office:value="1.25666666666667" calcext:value-type="float">
            <text:p>1.25666666666667</text:p>
          </table:table-cell>
          <table:table-cell table:formula="of:=[.$A$3]*[.C7]*([.F7])^3/[.E7]" office:value-type="float" office:value="0.116554103824844" calcext:value-type="float">
            <text:p>0.116554103824844</text:p>
          </table:table-cell>
          <table:table-cell/>
          <table:table-cell office:value-type="float" office:value="0.1355" calcext:value-type="float">
            <text:p>0.1355</text:p>
          </table:table-cell>
          <table:table-cell table:style-name="ce1" office:value-type="float" office:value="0.00003201" calcext:value-type="float">
            <text:p>3.20E-05</text:p>
          </table:table-cell>
          <table:table-cell/>
          <table:table-cell table:formula="of:=+[.J7]/([.$C$2]^2*[.$A$2]*[.E7]*[.F7]^3/10^36)" office:value-type="float" office:value="5.68761416496199" calcext:value-type="float">
            <text:p>5.68761416496199</text:p>
          </table:table-cell>
          <table:table-cell table:formula="of:=+[.K7]/([.$C$2]*1E-036*[.F7]^3)" office:value-type="float" office:value="1.3405462002387" calcext:value-type="float">
            <text:p>1.3405462002387</text:p>
          </table:table-cell>
          <table:table-cell table:formula="of:=+[.M7]/[.N7]" office:value-type="float" office:value="4.24275878291197" calcext:value-type="float">
            <text:p>4.24275878291197</text:p>
          </table:table-cell>
          <table:table-cell table:formula="of:=+[.O7]*8/27" office:value-type="float" office:value="1.2571137134554" calcext:value-type="float">
            <text:p>1.2571137134554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26.2" calcext:value-type="float">
            <text:p>126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5.2" calcext:value-type="float">
            <text:p>95.2</text:p>
          </table:table-cell>
          <table:table-cell office:value-type="float" office:value="370" calcext:value-type="float">
            <text:p>370</text:p>
          </table:table-cell>
          <table:table-cell table:formula="of:=+[.B8]/[.E8]" office:value-type="float" office:value="1.32563025210084" calcext:value-type="float">
            <text:p>1.32563025210084</text:p>
          </table:table-cell>
          <table:table-cell table:number-columns-repeated="2"/>
          <table:table-cell office:value-type="float" office:value="0.137" calcext:value-type="float">
            <text:p>0.137</text:p>
          </table:table-cell>
          <table:table-cell table:style-name="ce1" office:value-type="float" office:value="0.0000387" calcext:value-type="float">
            <text:p>3.87E-05</text:p>
          </table:table-cell>
          <table:table-cell/>
          <table:table-cell table:formula="of:=+[.J8]/([.$C$2]^2*[.$A$2]*[.E8]*[.F8]^3/10^36)" office:value-type="float" office:value="5.67431787817536" calcext:value-type="float">
            <text:p>5.67431787817536</text:p>
          </table:table-cell>
          <table:table-cell table:formula="of:=+[.K8]/([.$C$2]*1E-036*[.F8]^3)" office:value-type="float" office:value="1.26871782517662" calcext:value-type="float">
            <text:p>1.26871782517662</text:p>
          </table:table-cell>
          <table:table-cell table:formula="of:=+[.M8]/[.N8]" office:value-type="float" office:value="4.47248219073884" calcext:value-type="float">
            <text:p>4.47248219073884</text:p>
          </table:table-cell>
          <table:table-cell table:formula="of:=+[.O8]*8/27" office:value-type="float" office:value="1.32517990836706" calcext:value-type="float">
            <text:p>1.3251799083670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154.6" calcext:value-type="float">
            <text:p>154.6</text:p>
          </table:table-cell>
          <table:table-cell office:value-type="float" office:value="5.05" calcext:value-type="float">
            <text:p>5.05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358" calcext:value-type="float">
            <text:p>358</text:p>
          </table:table-cell>
          <table:table-cell table:formula="of:=+[.B9]/[.E9]" office:value-type="float" office:value="1.31016949152542" calcext:value-type="float">
            <text:p>1.31016949152542</text:p>
          </table:table-cell>
          <table:table-cell table:formula="of:=[.$A$3]*[.C9]*([.F9])^3/[.E9]" office:value-type="float" office:value="0.142224746404267" calcext:value-type="float">
            <text:p>0.142224746404267</text:p>
          </table:table-cell>
          <table:table-cell/>
          <table:table-cell office:value-type="float" office:value="0.1382" calcext:value-type="float">
            <text:p>0.1382</text:p>
          </table:table-cell>
          <table:table-cell table:style-name="ce1" office:value-type="float" office:value="0.00003186" calcext:value-type="float">
            <text:p>3.19E-05</text:p>
          </table:table-cell>
          <table:table-cell/>
          <table:table-cell table:formula="of:=+[.J9]/([.$C$2]^2*[.$A$2]*[.E9]*[.F9]^3/10^36)" office:value-type="float" office:value="5.09814485184119" calcext:value-type="float">
            <text:p>5.09814485184119</text:p>
          </table:table-cell>
          <table:table-cell table:formula="of:=+[.K9]/([.$C$2]*1E-036*[.F9]^3)" office:value-type="float" office:value="1.15307070976819" calcext:value-type="float">
            <text:p>1.15307070976819</text:p>
          </table:table-cell>
          <table:table-cell table:formula="of:=+[.M9]/[.N9]" office:value-type="float" office:value="4.42136358911249" calcext:value-type="float">
            <text:p>4.42136358911249</text:p>
          </table:table-cell>
          <table:table-cell table:formula="of:=+[.O9]*8/27" office:value-type="float" office:value="1.31003365603333" calcext:value-type="float">
            <text:p>1.31003365603333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304.19" calcext:value-type="float">
            <text:p>304.19</text:p>
          </table:table-cell>
          <table:table-cell/>
          <table:table-cell table:formula="of:=+12+32" office:value-type="float" office:value="44" calcext:value-type="float">
            <text:p>44</text:p>
          </table:table-cell>
          <table:table-cell office:value-type="float" office:value="189" calcext:value-type="float">
            <text:p>189</text:p>
          </table:table-cell>
          <table:table-cell office:value-type="float" office:value="449" calcext:value-type="float">
            <text:p>449</text:p>
          </table:table-cell>
          <table:table-cell table:formula="of:=+[.B10]/[.E10]" office:value-type="float" office:value="1.6094708994709" calcext:value-type="float">
            <text:p>1.6094708994709</text:p>
          </table:table-cell>
          <table:table-cell table:number-columns-repeated="2"/>
          <table:table-cell office:value-type="float" office:value="0.3658" calcext:value-type="float">
            <text:p>0.3658</text:p>
          </table:table-cell>
          <table:table-cell table:style-name="ce1" office:value-type="float" office:value="0.00004286" calcext:value-type="float">
            <text:p>4.29E-05</text:p>
          </table:table-cell>
          <table:table-cell/>
          <table:table-cell table:formula="of:=+[.J10]/([.$C$2]^2*[.$A$2]*[.E10]*[.F10]^3/10^36)" office:value-type="float" office:value="4.27049373353737" calcext:value-type="float">
            <text:p>4.27049373353737</text:p>
          </table:table-cell>
          <table:table-cell table:formula="of:=+[.K10]/([.$C$2]*1E-036*[.F10]^3)" office:value-type="float" office:value="0.786271243728016" calcext:value-type="float">
            <text:p>0.786271243728016</text:p>
          </table:table-cell>
          <table:table-cell table:formula="of:=+[.M10]/[.N10]" office:value-type="float" office:value="5.43132381808764" calcext:value-type="float">
            <text:p>5.43132381808764</text:p>
          </table:table-cell>
          <table:table-cell table:formula="of:=+[.O10]*8/27" office:value-type="float" office:value="1.60928113128523" calcext:value-type="float">
            <text:p>1.60928113128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0:02:43.32413133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1:23:01.559143913</meta:creation-date>
    <dc:date>2020-04-18T12:08:23.552644593</dc:date>
    <meta:editing-duration>PT4H23M18S</meta:editing-duration>
    <meta:editing-cycles>4</meta:editing-cycles>
    <meta:generator>LibreOffice/6.3.5.2$Linux_X86_64 LibreOffice_project/30$Build-2</meta:generator>
    <meta:document-statistic meta:table-count="1" meta:cell-count="74" meta:object-count="0"/>
  </office:meta>
</office:document-meta>
</file>